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Какие концепции лежат в основе стандартной библиотеки?</text:p>
      <text:p text:style-name="Standard">Наибольшей частью стандартной библиотеки С++ является библиотека STL (Standard Template Library – Стандартная Библиотека Шаблонов).</text:p>
      <text:p text:style-name="Standard">Библиотека STL содержит пять основных видов компонентов:</text:p>
      <text:p text:style-name="Standard"/>
      <text:p text:style-name="Standard">контейнер (container): управляет набором объектов в памяти.</text:p>
      <text:p text:style-name="Standard">итератор (iterator): обеспечивает для алгоритма средство доступа к содержимому контейнера.</text:p>
      <text:p text:style-name="Standard">алгоритм (algorithm): определяет вычислительную процедуру.</text:p>
      <text:p text:style-name="Standard">функциональный объект (function object): инкапсулирует функцию в объекте для использования другими компонентами.</text:p>
      <text:p text:style-name="Standard">адаптер (adaptor): адаптирует компонент для обеспечения различного интерфейса.</text:p>
      <text:p text:style-name="Standard"/>
      <text:p text:style-name="Standard"/>
      <text:p text:style-name="P1">1. Какие концепции лежат в основе стандартной библиотеки?</text:p>
      <text:p text:style-name="P1">Наибольшей частью стандартной библиотеки С++ является библиотека STL (Standard Template Library – Стандартная Библиотека Шаблонов).</text:p>
      <text:p text:style-name="P1">Библиотека STL содержит пять основных видов компонентов:</text:p>
      <text:p text:style-name="P1"/>
      <text:p text:style-name="P1">контейнер (container): управляет набором объектов в памяти.</text:p>
      <text:p text:style-name="P1">итератор (iterator): обеспечивает для алгоритма средство доступа к содержимому контейнера.</text:p>
      <text:p text:style-name="P1">алгоритм (algorithm): определяет вычислительную процедуру.</text:p>
      <text:p text:style-name="P1">функциональный объект (function object): инкапсулирует функцию в объекте для использования другими компонентами.</text:p>
      <text:p text:style-name="P1">адаптер (adaptor): адаптирует компонент для обеспечения различного интерфейса.</text:p>
      <text:p text:style-name="P1"/>
      <text:p text:style-name="P1">Все компоненты удовлетворяют ряду требований, поэтому хорошо согласуются друг с другом.</text:p>
      <text:p text:style-name="P1"/>
      <text:p text:style-name="P1">2. Зачем в проектах используются системы контроля версий?</text:p>
      <text:p text:style-name="P1">Чтобы в случае чего, можно было откатиться на нужную версию(нополоманную, например). </text:p>
      <text:p text:style-name="P1">Но также для распараллеливания написания разных частей программы. После завершения написания какой-то части программы, эта часть объединяется одним из двух способов с основной частью.</text:p>
      <text:p text:style-name="Standard"/>
      <text:p text:style-name="Standard">Все компоненты удовлетворяют ряду требований, поэтому хорошо согласуются друг с другом.</text:p>
      <text:p text:style-name="Standard"/>
      <text:p text:style-name="Standard">2. Зачем в проектах используются системы контроля версий?</text:p>
      <text:p text:style-name="Standard">Чтобы в случае чего, можно было откатиться на нужную версию(нополоманную, например). </text:p>
      <text:p text:style-name="Standard">Но также для распараллеливания написания разных частей программы. После завершения написания какой-то части программы, эта часть объединяется одним из двух способов с основной час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 LibreOffice_project/23edc44b61b830b7d749943e020e96f5a7df63bf</meta:generator>
    <dc:date>2022-02-13T14:56:35.315000000</dc:date>
    <meta:editing-duration>PT8S</meta:editing-duration>
    <meta:editing-cycles>1</meta:editing-cycles>
    <meta:document-statistic meta:table-count="0" meta:image-count="0" meta:object-count="0" meta:page-count="1" meta:paragraph-count="24" meta:word-count="250" meta:character-count="2106" meta:non-whitespace-character-count="1876"/>
  </office:meta>
</office:document-meta>
</file>